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soutenanc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Anne Colo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 Colo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 François Colo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ès Colo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riam Diaf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ierre Norbert Bouilhol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ierinne A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las Bally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Benjamin Dubet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auline Ndoko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Julie Bourg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aul Madjeng Kwedi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nefertiti mbape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harlie Duperron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Léa Le Core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Thomas Gomez Dauberney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Marie Hugues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François Semecurb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lamaan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béné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ido 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table:style-name="ce1" office:value-type="string" calcext:value-type="string">
            <text:p>laurence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yann</text:p>
          </table:table-cell>
          <table:table-cell table:number-columns-repeated="2"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anna maria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mattia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Marion Dumont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éveniur Corrine Mallet pour faire rentrer des voitures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aba ganoush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Tartare + légumes</text:p>
          </table:table-cell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 calcext:value-type="string">
            <text:p>chi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huet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ines divers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17:27:08.499425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9:10:51.718766923</meta:creation-date>
    <dc:date>2019-09-25T18:04:20.654087212</dc:date>
    <meta:editing-duration>PT13H46M42S</meta:editing-duration>
    <meta:editing-cycles>12</meta:editing-cycles>
    <meta:generator>LibreOffice/6.0.7.3$Linux_X86_64 LibreOffice_project/00m0$Build-3</meta:generator>
    <meta:document-statistic meta:table-count="2" meta:cell-count="104" meta:object-count="0"/>
  </office:meta>
</office:document-meta>
</file>